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139in" fo:margin-bottom="0in" loext:contextual-spacing="false" fo:line-height="100%" fo:padding="0in" fo:border="none"/>
      <style:text-properties fo:font-size="10pt" style:font-size-asian="10pt" style:font-size-complex="10pt"/>
    </style:style>
    <style:style style:name="P4" style:family="paragraph" style:parent-style-name="Standard" style:master-page-name="First_20_Page">
      <style:paragraph-properties fo:margin-top="0in" fo:margin-bottom="0in" loext:contextual-spacing="false" fo:line-height="100%" fo:text-align="justify" style:justify-single-word="false" style:page-number="1"/>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margin-left="-0.0102in" fo:margin-right="0in" fo:line-height="100%" fo:text-indent="0in" style:auto-text-indent="false" fo:padding="0in" fo:border="none"/>
      <style:text-properties fo:font-size="10pt" style:font-size-asian="10pt" style:font-size-complex="10pt"/>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text-align="justify" style:justify-single-word="false" fo:text-indent="0in" style:auto-text-indent="false" fo:padding="0in" fo:border="non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list-style-name="WWNum3">
      <style:paragraph-properties fo:margin-left="0.5in" fo:margin-right="0in" fo:text-align="justify" style:justify-single-word="false" fo:text-indent="-0.25in" style:auto-text-indent="false"/>
    </style:style>
    <style:style style:name="P15" style:family="paragraph" style:parent-style-name="Standard" style:list-style-name="WWNum7">
      <style:paragraph-properties fo:margin-left="0.5in" fo:margin-right="0in" fo:margin-top="0.139in" fo:margin-bottom="0in" loext:contextual-spacing="false" fo:text-align="justify" style:justify-single-word="false" fo:text-indent="-0.25in" style:auto-text-indent="false"/>
    </style:style>
    <style:style style:name="P16" style:family="paragraph" style:parent-style-name="Standard" style:list-style-name="WWNum4">
      <style:paragraph-properties fo:margin-left="0.5in" fo:margin-right="0in" fo:margin-top="0.139in" fo:margin-bottom="0in" loext:contextual-spacing="false" fo:text-align="justify" style:justify-single-word="false" fo:text-indent="-0.25in" style:auto-text-indent="false"/>
    </style:style>
    <style:style style:name="P17" style:family="paragraph" style:parent-style-name="Standard" style:list-style-name="WWNum10">
      <style:paragraph-properties fo:margin-left="0.5in" fo:margin-right="0in" fo:margin-top="0.139in" fo:margin-bottom="0in" loext:contextual-spacing="false" fo:text-align="justify" style:justify-single-word="false" fo:text-indent="-0.25in" style:auto-text-indent="false"/>
    </style:style>
    <style:style style:name="P18" style:family="paragraph" style:parent-style-name="Standard" style:list-style-name="WWNum6">
      <style:paragraph-properties fo:margin-left="0.5in" fo:margin-right="0in" fo:margin-top="0.139in" fo:margin-bottom="0in" loext:contextual-spacing="false" fo:text-align="justify" style:justify-single-word="false" fo:text-indent="-0.25in" style:auto-text-indent="false"/>
    </style:style>
    <style:style style:name="P19" style:family="paragraph" style:parent-style-name="Standard" style:list-style-name="WWNum11">
      <style:paragraph-properties fo:margin-left="0.5in" fo:margin-right="0in" fo:margin-top="0.139in" fo:margin-bottom="0in" loext:contextual-spacing="false" fo:text-align="justify" style:justify-single-word="false" fo:text-indent="-0.25in" style:auto-text-indent="false"/>
    </style:style>
    <style:style style:name="P20" style:family="paragraph" style:parent-style-name="Standard" style:list-style-name="WWNum8">
      <style:paragraph-properties fo:margin-left="0.5in" fo:margin-right="0in" fo:margin-top="0.139in" fo:margin-bottom="0in" loext:contextual-spacing="false" fo:text-align="justify" style:justify-single-word="false" fo:text-indent="-0.25in" style:auto-text-indent="false"/>
    </style:style>
    <style:style style:name="P21"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22" style:family="paragraph" style:parent-style-name="Standard" style:list-style-name="WWNum12">
      <style:paragraph-properties fo:margin-left="0.5in" fo:margin-right="0in" fo:margin-top="0.139in" fo:margin-bottom="0in" loext:contextual-spacing="false" fo:text-align="justify" style:justify-single-word="false" fo:text-indent="-0.25in" style:auto-text-indent="false"/>
    </style:style>
    <style:style style:name="P23" style:family="paragraph" style:parent-style-name="Standard" style:list-style-name="WWNum9">
      <style:paragraph-properties fo:margin-left="0.5in" fo:margin-right="0in" fo:margin-top="0.139in" fo:margin-bottom="0in" loext:contextual-spacing="false" fo:text-align="justify" style:justify-single-word="false" fo:text-indent="-0.25in" style:auto-text-indent="false"/>
    </style:style>
    <style:style style:name="P24"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style>
    <style:style style:name="P25"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10">
      <style:paragraph-properties fo:margin-left="0.5in" fo:margin-right="0in" fo:margin-top="0in" fo:margin-bottom="0in" loext:contextual-spacing="false" fo:text-align="justify" style:justify-single-word="false" fo:text-indent="-0.25in" style:auto-text-indent="false"/>
    </style:style>
    <style:style style:name="P28" style:family="paragraph" style:parent-style-name="Standard" style:list-style-name="WWNum10">
      <style:paragraph-properties fo:margin-left="0.5in" fo:margin-right="0in" fo:margin-top="0in" fo:margin-bottom="0in" loext:contextual-spacing="false" fo:text-align="justify" style:justify-single-word="false" fo:text-indent="-0.25in" style:auto-text-indent="false"/>
    </style:style>
    <style:style style:name="P29" style:family="paragraph" style:parent-style-name="Standard" style:list-style-name="WWNum6">
      <style:paragraph-properties fo:margin-left="0.5in" fo:margin-right="0in" fo:margin-top="0in" fo:margin-bottom="0in" loext:contextual-spacing="false" fo:text-align="justify" style:justify-single-word="false" fo:text-indent="-0.25in" style:auto-text-indent="false"/>
    </style:style>
    <style:style style:name="P30" style:family="paragraph" style:parent-style-name="Standard" style:list-style-name="WWNum6">
      <style:paragraph-properties fo:margin-left="0.5in" fo:margin-right="0in" fo:margin-top="0in" fo:margin-bottom="0in" loext:contextual-spacing="false" fo:text-align="justify" style:justify-single-word="false" fo:text-indent="-0.25in" style:auto-text-indent="false"/>
    </style:style>
    <style:style style:name="P31" style:family="paragraph" style:parent-style-name="Standard" style:list-style-name="WWNum11">
      <style:paragraph-properties fo:margin-left="0.5in" fo:margin-right="0in" fo:margin-top="0in" fo:margin-bottom="0in" loext:contextual-spacing="false" fo:text-align="justify" style:justify-single-word="false" fo:text-indent="-0.25in" style:auto-text-indent="false"/>
    </style:style>
    <style:style style:name="P32" style:family="paragraph" style:parent-style-name="Standard" style:list-style-name="WWNum11">
      <style:paragraph-properties fo:margin-left="0.5in" fo:margin-right="0in" fo:margin-top="0in" fo:margin-bottom="0in" loext:contextual-spacing="false" fo:text-align="justify" style:justify-single-word="false" fo:text-indent="-0.25in" style:auto-text-indent="false"/>
    </style:style>
    <style:style style:name="P33" style:family="paragraph" style:parent-style-name="Standard" style:list-style-name="WWNum8">
      <style:paragraph-properties fo:margin-left="0.5in" fo:margin-right="0in" fo:margin-top="0in" fo:margin-bottom="0in" loext:contextual-spacing="false" fo:text-align="justify" style:justify-single-word="false" fo:text-indent="-0.25in" style:auto-text-indent="false"/>
    </style:style>
    <style:style style:name="P34" style:family="paragraph" style:parent-style-name="Standard" style:list-style-name="WWNum8">
      <style:paragraph-properties fo:margin-left="0.5in" fo:margin-right="0in" fo:margin-top="0in" fo:margin-bottom="0in" loext:contextual-spacing="false" fo:text-align="justify" style:justify-single-word="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37" style:family="paragraph" style:parent-style-name="Standard" style:list-style-name="WWNum12">
      <style:paragraph-properties fo:margin-left="0.5in" fo:margin-right="0in" fo:margin-top="0in" fo:margin-bottom="0in" loext:contextual-spacing="false" fo:text-align="justify" style:justify-single-word="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align="justify" style:justify-single-word="false" fo:text-indent="-0.25in" style:auto-text-indent="false"/>
    </style:style>
    <style:style style:name="P40" style:family="paragraph" style:parent-style-name="Standard" style:list-style-name="WWNum9">
      <style:paragraph-properties fo:margin-left="0.5in" fo:margin-right="0in" fo:margin-top="0in" fo:margin-bottom="0in" loext:contextual-spacing="false" fo:text-align="justify" style:justify-single-word="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text-properties style:text-underline-style="none"/>
    </style:style>
    <style:style style:name="P42" style:family="paragraph" style:parent-style-name="Standard" style:list-style-name="WWNum1">
      <style:paragraph-properties fo:margin-left="1in" fo:margin-right="0in" fo:text-align="justify" style:justify-single-word="false" fo:text-indent="-0.25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text-align="end" style:justify-single-word="false" fo:padding="0in" fo:border="none"/>
    </style:style>
    <style:style style:name="P45" style:family="paragraph" style:parent-style-name="Standard">
      <style:paragraph-properties fo:line-height="100%" fo:padding="0in" fo:border="none"/>
      <style:text-properties fo:font-size="10pt" style:font-size-asian="10pt" style:font-size-complex="10pt"/>
    </style:style>
    <style:style style:name="P46" style:family="paragraph" style:parent-style-name="Standard">
      <style:paragraph-properties fo:margin-top="0.5555in" fo:margin-bottom="0in" loext:contextual-spacing="false" fo:line-height="100%" fo:padding="0in" fo:border="none"/>
    </style:style>
    <style:style style:name="P47" style:family="paragraph" style:parent-style-name="Standard">
      <style:paragraph-properties fo:margin-left="-1in" fo:margin-right="0in" fo:line-height="100%" fo:text-indent="0in" style:auto-text-indent="false"/>
      <style:text-properties fo:font-size="10pt" style:font-size-asian="10pt" style:font-size-complex="10pt"/>
    </style:style>
    <style:style style:name="P48" style:family="paragraph" style:parent-style-name="Heading_20_1">
      <style:paragraph-properties fo:text-align="justify" style:justify-single-word="false"/>
    </style:style>
    <style:style style:name="P49" style:family="paragraph" style:parent-style-name="Heading_20_1">
      <style:paragraph-properties fo:text-align="justify" style:justify-single-word="false" fo:break-before="page"/>
    </style:style>
    <style:style style:name="P50" style:family="paragraph" style:parent-style-name="Heading_20_1">
      <style:paragraph-properties fo:margin-left="0in" fo:margin-right="0in" fo:text-align="justify" style:justify-single-word="false" fo:text-indent="0in" style:auto-text-indent="false" fo:break-before="page"/>
    </style:style>
    <style:style style:name="P51" style:family="paragraph" style:parent-style-name="Subtitle">
      <style:paragraph-properties fo:text-align="justify" style:justify-single-word="false"/>
    </style:style>
    <style:style style:name="P52" style:family="paragraph" style:parent-style-name="Title">
      <style:paragraph-properties fo:text-align="justify" style:justify-single-word="false"/>
    </style:style>
    <style:style style:name="P53" style:family="paragraph" style:parent-style-name="Heading_20_2">
      <style:paragraph-properties fo:text-align="justify" style:justify-single-word="false"/>
    </style:style>
    <style:style style:name="P54" style:family="paragraph" style:parent-style-name="Heading_20_2" style:list-style-name="WWNum5">
      <style:paragraph-properties fo:text-align="justify" style:justify-single-word="false"/>
    </style:style>
    <style:style style:name="P55" style:family="paragraph" style:parent-style-name="Heading_20_2">
      <style:paragraph-properties fo:margin-left="0in" fo:margin-right="0in" fo:text-align="justify" style:justify-single-word="false" fo:text-indent="0in" style:auto-text-indent="false"/>
    </style:style>
    <style:style style:name="P56" style:family="paragraph" style:parent-style-name="Heading_20_2">
      <style:paragraph-properties fo:margin-left="0in" fo:margin-right="0in" fo:text-align="justify" style:justify-single-word="false" fo:text-indent="0in" style:auto-text-indent="false" fo:break-before="pag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weight="bold" style:font-weight-asian="bold"/>
    </style:style>
    <style:style style:name="T5" style:family="text">
      <style:text-properties fo:font-variant="normal" fo:text-transform="none" fo:color="#666666"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6" style:family="text">
      <style:text-properties fo:font-variant="normal" fo:text-transform="none" fo:color="#666666"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7" style:family="text">
      <style:text-properties fo:color="#e01b84" fo:font-weight="bold" style:font-weight-asian="bold"/>
    </style:style>
    <style:style style:name="T8" style:family="text">
      <style:text-properties fo:color="#e01b84" fo:font-size="12pt" style:font-size-asian="12pt" style:font-size-complex="12pt"/>
    </style:style>
    <style:style style:name="T9" style:family="text">
      <style:text-properties style:text-underline-style="none"/>
    </style:style>
    <style:style style:name="T10" style:family="text">
      <style:text-properties fo:color="#000000" fo:font-size="12pt" style:font-size-asian="12pt" style:font-size-complex="12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anuel Jesús García de Quirós Cánovas</text:span><text:span text:style-name="T3"><text:line-break/>(34) 608 38 32 95</text:span></text:p>
      <text:p text:style-name="P52"><text:bookmark text:name="_6jynaot9cbnq"/>Urban City</text:p>
      <text:p text:style-name="P51"><text:bookmark text:name="_eqpoxxy8gmzz"/><text:span text:style-name="T4">6 de abril del 2021</text:span></text:p>
      <text:p text:style-name="P48"><text:bookmark text:name="_rrar1dgps27e"/>Visión general</text:p>
      <text:p text:style-name="P1">El proyecto final se enfocará en crear una tienda online de ropa tanto genérica como a talla personalizada. La tienda tendrá la posibilidad de dar de alta usuarios y que esos mismos usuarios puedan comprar los productos.</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rrar1dgps27e" text:style-name="Index_20_Link" text:visited-style-name="Index_20_Link"><text:span text:style-name="T5">Visión general</text:span></text:a><text:span text:style-name="T5"><text:tab/>1</text:span></text:p>
          <text:p text:style-name="P8"><text:a xlink:type="simple" xlink:href="#_ogp52fyi6djo" text:style-name="Index_20_Link" text:visited-style-name="Index_20_Link"><text:span text:style-name="T5">Objetivos</text:span></text:a><text:span text:style-name="T5"><text:tab/>3</text:span></text:p>
          <text:p text:style-name="P8"><text:a xlink:type="simple" xlink:href="#_n9039ik2qtdx" text:style-name="Index_20_Link" text:visited-style-name="Index_20_Link"><text:span text:style-name="T5">Especificaciones</text:span></text:a><text:span text:style-name="T5"><text:tab/>4</text:span></text:p>
          <text:p text:style-name="P12"><text:a xlink:type="simple" xlink:href="#_jqcxf6ehlk5t" text:style-name="Index_20_Link" text:visited-style-name="Index_20_Link"><text:span text:style-name="T6">Especificaciones Servidor</text:span></text:a><text:span text:style-name="T6"><text:tab/>4</text:span></text:p>
          <text:p text:style-name="P12"><text:a xlink:type="simple" xlink:href="#_fwxyfgc5crai" text:style-name="Index_20_Link" text:visited-style-name="Index_20_Link"><text:span text:style-name="T6">Especificaciones Cliente</text:span></text:a><text:span text:style-name="T6"><text:tab/>4</text:span></text:p>
          <text:p text:style-name="P12"><text:a xlink:type="simple" xlink:href="#_188pv2tnkl80" text:style-name="Index_20_Link" text:visited-style-name="Index_20_Link"><text:span text:style-name="T6">Especificaciones Diseño</text:span></text:a><text:span text:style-name="T6"><text:tab/>4</text:span></text:p>
          <text:p text:style-name="P8"><text:a xlink:type="simple" xlink:href="#_lls36dkt1fp1" text:style-name="Index_20_Link" text:visited-style-name="Index_20_Link"><text:span text:style-name="T5">Hitos</text:span></text:a><text:span text:style-name="T5"><text:tab/>5</text:span></text:p>
          <text:p text:style-name="P12"><text:a xlink:type="simple" xlink:href="#_buwz1tcz7y35" text:style-name="Index_20_Link" text:visited-style-name="Index_20_Link"><text:span text:style-name="T6">Creación de la apariencia del sitio web.</text:span></text:a><text:span text:style-name="T6"><text:tab/>5</text:span></text:p>
          <text:p text:style-name="P12"><text:a xlink:type="simple" xlink:href="#_p2nityf5kx5q" text:style-name="Index_20_Link" text:visited-style-name="Index_20_Link"><text:span text:style-name="T6">Creación del listado y visualización de productos</text:span></text:a><text:span text:style-name="T6"><text:tab/>5</text:span></text:p>
          <text:p text:style-name="P12"><text:a xlink:type="simple" xlink:href="#_mc3204lydx9s" text:style-name="Index_20_Link" text:visited-style-name="Index_20_Link"><text:span text:style-name="T6">Creación de tramitación y pruebas de compra real.</text:span></text:a><text:span text:style-name="T6"><text:tab/>5</text:span></text:p>
          <text:p text:style-name="P8"><text:a xlink:type="simple" xlink:href="#_5ur6il4x1x57" text:style-name="Index_20_Link" text:visited-style-name="Index_20_Link"><text:span text:style-name="T5">Planificación</text:span></text:a><text:span text:style-name="T5"><text:tab/>6</text:span></text:p>
          <text:p text:style-name="P12"><text:a xlink:type="simple" xlink:href="#_mjsf8t4wgckh" text:style-name="Index_20_Link" text:visited-style-name="Index_20_Link"><text:span text:style-name="T6">Primera Entrega</text:span></text:a><text:span text:style-name="T6"><text:tab/>6</text:span></text:p>
          <text:p text:style-name="P12"><text:a xlink:type="simple" xlink:href="#_uwek4dk09r9u" text:style-name="Index_20_Link" text:visited-style-name="Index_20_Link"><text:span text:style-name="T6">Primer Sprint</text:span></text:a><text:span text:style-name="T6"><text:tab/>6</text:span></text:p>
          <text:p text:style-name="P12"><text:a xlink:type="simple" xlink:href="#_mlv6r2qbz25x" text:style-name="Index_20_Link" text:visited-style-name="Index_20_Link"><text:span text:style-name="T6">Segundo Sprint</text:span></text:a><text:span text:style-name="T6"><text:tab/>6</text:span></text:p>
          <text:p text:style-name="P12"><text:a xlink:type="simple" xlink:href="#_ixyky1hv0ky0" text:style-name="Index_20_Link" text:visited-style-name="Index_20_Link"><text:span text:style-name="T6">Tercer Sprint</text:span></text:a><text:span text:style-name="T6"><text:tab/>7</text:span></text:p>
          <text:p text:style-name="P12"><text:a xlink:type="simple" xlink:href="#_s1kzcbvemo8z" text:style-name="Index_20_Link" text:visited-style-name="Index_20_Link"><text:span text:style-name="T6">Cuarto Sprint</text:span></text:a><text:span text:style-name="T6"><text:tab/>7</text:span></text:p>
          <text:p text:style-name="P12"><text:a xlink:type="simple" xlink:href="#_n4kxvwizlss7" text:style-name="Index_20_Link" text:visited-style-name="Index_20_Link"><text:span text:style-name="T6">Entrega del proyecto</text:span></text:a><text:span text:style-name="T6"><text:tab/>7</text:span></text:p>
          <text:p text:style-name="P8"><text:a xlink:type="simple" xlink:href="#_lzfuys9iosvu" text:style-name="Index_20_Link" text:visited-style-name="Index_20_Link"><text:span text:style-name="T5">Funcionalidades del cliente</text:span></text:a><text:span text:style-name="T5"><text:tab/>8</text:span></text:p>
          <text:p text:style-name="P8"><text:a xlink:type="simple" xlink:href="#_9a6ionuwm1bo" text:style-name="Index_20_Link" text:visited-style-name="Index_20_Link"><text:span text:style-name="T5">Medidas de Accesibilidad.</text:span></text:a><text:span text:style-name="T5"><text:tab/>9</text:span></text:p>
          <text:p text:style-name="P8"><text:a xlink:type="simple" xlink:href="#_uaxbz9dra65q" text:style-name="Index_20_Link" text:visited-style-name="Index_20_Link"><text:span text:style-name="T5">Medidas de Usabilidad</text:span></text:a><text:span text:style-name="T5"><text:tab/>10</text:span></text:p>
          <text:p text:style-name="P8"><text:soft-page-break/><text:a xlink:type="simple" xlink:href="#_cb53qmsaeo9j" text:style-name="Index_20_Link" text:visited-style-name="Index_20_Link"><text:span text:style-name="T5">Medidas SEO o posicionamiento web.</text:span></text:a><text:span text:style-name="T5"><text:tab/>11</text:span></text:p>
          <text:p text:style-name="P9"><text:a xlink:type="simple" xlink:href="#_cht2787m41qm" text:style-name="Index_20_Link" text:visited-style-name="Index_20_Link"><text:span text:style-name="T5">Plan de pruebas</text:span></text:a><text:span text:style-name="T5"><text:tab/>12</text:span></text:p>
        </text:index-body>
      </text:table-of-content>
      <text:p text:style-name="P1"/>
      <text:p text:style-name="P1"/>
      <text:p text:style-name="P5"/>
      <text:p text:style-name="P48"><text:bookmark text:name="_ogp52fyi6djo"/>Objetivos</text:p>
      <text:list xml:id="list2586774317" text:style-name="WWNum1">
        <text:list-item>
          <text:p text:style-name="P13"><text:span text:style-name="T7">Creación del sistema de muestra de productos:</text:span> Uno de los puntos más importantes es cómo se mostrarán los productos disponibles en la tienda, pudiendo elegir cuantos ver por páginas, cuantos por columna, con diferentes imagen y en el caso de que su stock sea 0, cambiar la etiqueta de Comprar a Agotado o Últimas Unidades.</text:p>
        </text:list-item>
        <text:list-item>
          <text:p text:style-name="P13"><text:span text:style-name="T7">Visualización del producto:</text:span> Al acceder al producto vamos a necesitar diferentes funciones las cuales son imprescindibles, como por ejemplo:</text:p>
          <text:list>
            <text:list-item>
              <text:p text:style-name="P42">Tallas: El usuario podrá elegir entre diversas tallas las cuales serán informadas gracias a una tabla de tallas las cuales cambiarán por cada tipo de producto.</text:p>
            </text:list-item>
            <text:list-item>
              <text:p text:style-name="P42">Valoraciones: El usuario podrá ver las últimas valoraciones del producto así como implementar una nota, un título, un mensaje y a ser posible varias imágenes. No se podrán responder a éstas mismas.</text:p>
            </text:list-item>
            <text:list-item>
              <text:p text:style-name="P42">Stock: Dependiendo de la cantidad de ese producto en almacén podremos servir o no, dicho producto a los usuarios. De esta forma se mantendrá controlado por una parte los productos que un usuario puede comprar.</text:p>
            </text:list-item>
          </text:list>
        </text:list-item>
        <text:list-item>
          <text:p text:style-name="P13"><text:span text:style-name="T7">Métodos de compra y tramitación del pedido:</text:span> Se creará una tramitación lo más parecida posible a una real, contando con diversos métodos de pago y con todos los datos de envío y contactos. Al finalizar el pedido el usuario podrá ver sus pedidos desde su panel de usuario.</text:p>
        </text:list-item>
      </text:list>
      <text:p text:style-name="P48"><text:bookmark text:name="_ksmxnrgo4jdp"/></text:p>
      <text:p text:style-name="P49"><text:bookmark text:name="_n9039ik2qtdx"/>Especificaciones</text:p>
      <text:p text:style-name="P53"><text:bookmark text:name="_jqcxf6ehlk5t"/>Especificaciones Servidor</text:p>
      <text:list xml:id="list650895779" text:style-name="WWNum7">
        <text:list-item>
          <text:p text:style-name="P15">Se trabajará con la tecnología Servlet junto JSP para reforzar todo lo aprendido en el curso.</text:p>
        </text:list-item>
        <text:list-item>
          <text:p text:style-name="P24">Se utilizarán tag de JSP para la muestra de productos a modo de modularización.</text:p>
        </text:list-item>
        <text:list-item>
          <text:p text:style-name="P24">Se utilizarán las cookies para guardar información necesaria para la ejecución de la aplicación y para el carrito de compras de los usuarios anónimos.</text:p>
        </text:list-item>
        <text:list-item>
          <text:p text:style-name="P24">Las imágenes de los productos se almacenarán en la base de datos para guardar su integridad.</text:p>
        </text:list-item>
        <text:list-item>
          <text:p text:style-name="P24">Se utilizará métodos de paginación para no cargar todos los registros de una tabla,</text:p>
        </text:list-item>
        <text:list-item>
          <text:p text:style-name="P24">Al finalizar una compra se extraerá un documento pdf con los datos del pedido.</text:p>
        </text:list-item>
      </text:list>
      <text:p text:style-name="P53"><text:bookmark text:name="_fwxyfgc5crai"/>Especificaciones Cliente</text:p>
      <text:list xml:id="list871764838" text:style-name="WWNum3">
        <text:list-item>
          <text:p text:style-name="P14">Se trabajará con Javascript y con la librería de JQuery</text:p>
        </text:list-item>
      </text:list>
      <text:p text:style-name="P53"><text:bookmark text:name="_188pv2tnkl80"/>Especificaciones Diseño</text:p>
      <text:list xml:id="list3984301674" text:style-name="WWNum4">
        <text:list-item>
          <text:p text:style-name="P16">Se creará un prototipado y un Wireframe con la aplicación Adobe XD para mostrar un concepto de cómo será visualmente dicho sitio web.</text:p>
        </text:list-item>
        <text:list-item>
          <text:p text:style-name="P26">Se utilizarán las librerías de Bootstrap 4, JQuery y Popper JS para un desarrollo más eficaz y a la vez garantizar el diseño Responsive</text:p>
        </text:list-item>
        <text:list-item>
          <text:p text:style-name="P26">Se utilizará el sistema de diseños SASS para crear una jerarquía de diseños dependiendo de los componentes y las páginas aunque finalmente se utilice el compilado de dicho conjunto de componentes.</text:p>
        </text:list-item>
        <text:list-item>
          <text:p text:style-name="P41"/>
        </text:list-item>
      </text:list>
      <text:p text:style-name="P48"><text:bookmark text:name="_1pw1ma28yzdz"/></text:p>
      <text:p text:style-name="P49"><text:bookmark text:name="_lls36dkt1fp1"/>Hitos</text:p>
      <text:list xml:id="list1545950602" text:style-name="WWNum5">
        <text:list-item>
          <text:p text:style-name="P54"><text:bookmark text:name="_buwz1tcz7y35"/>Creación de la apariencia del sitio web.</text:p>
        </text:list-item>
      </text:list>
      <text:p text:style-name="P43">Una vez que la estética y apariencia del sitio web haya sido completada se partirá desde ese punto a crear las demás secciones con la misma estética.</text:p>
      <text:list xml:id="list25810428633055" text:continue-numbering="true" text:style-name="WWNum5">
        <text:list-item>
          <text:p text:style-name="P54"><text:bookmark text:name="_p2nityf5kx5q"/>Creación del listado y visualización de productos</text:p>
        </text:list-item>
      </text:list>
      <text:p text:style-name="P43">Una vez se hayan creado las funcionalidades de listado y visualización se pulirá lo máximo posible para controlar al usuario. Además estas dos funcionalidades son el núcleo del sitio web.</text:p>
      <text:list xml:id="list25810389723879" text:continue-numbering="true" text:style-name="WWNum5">
        <text:list-item>
          <text:p text:style-name="P54"><text:bookmark text:name="_mc3204lydx9s"/>Creación de tramitación y pruebas de compra real.</text:p>
        </text:list-item>
      </text:list>
      <text:p text:style-name="P43">Cuando la tramitación sea completada al 100% se procederá a realizar diversas pruebas haciendo compras con diferentes usuarios, diferentes productos y tipos de productos para controlar todos los errores posibles.</text:p>
      <text:p text:style-name="P43"/>
      <text:p text:style-name="P43"/>
      <text:p text:style-name="P43"/>
      <text:p text:style-name="P43"/>
      <text:p text:style-name="P43"/>
      <text:p text:style-name="P10"/>
      <text:p text:style-name="P10"/>
      <text:p text:style-name="P50"><text:bookmark text:name="_5ur6il4x1x57"/>Planificación</text:p>
      <text:p text:style-name="P1">En este apartado se describirán los productos que se van a entregar con su plazo además de las partes del proyecto que deberán terminarse en cada plazo.</text:p>
      <text:p text:style-name="P55"><text:bookmark text:name="_mjsf8t4wgckh"/>Primera Entrega</text:p>
      <text:p text:style-name="P1">En la primera entrega fechada para el 25 de abril de 2021 se entregará este documento además de los diagramas diseñados hasta ahora (diagramas de estado, clases, despliegue, colaboración, etc) además de el prototipo (Wireframe) del sitio web del proyecto.</text:p>
      <text:p text:style-name="P1">Tanto los diagramas como el prototipo pueden sufrir cambios a lo largo del desarrollo por lo que tendrán versiones y se preservarán todas para ver los mismos cambios.</text:p>
      <text:p text:style-name="P55"><text:bookmark text:name="_uwek4dk09r9u"/>Primer Sprint</text:p>
      <text:p text:style-name="P1">En el primer sprint se entregarán los siguientes documentos:</text:p>
      <text:list xml:id="list2125035326" text:style-name="WWNum10">
        <text:list-item>
          <text:p text:style-name="P17">Diagramas actualizados en caso de algún cambio.</text:p>
        </text:list-item>
        <text:list-item>
          <text:p text:style-name="P27">Estructura HTML y diseño SASS del prototipo de todas las páginas necesarias para el sitio web.</text:p>
        </text:list-item>
        <text:list-item>
          <text:p text:style-name="P27">Base de datos creada y operativa en el servidor del centro.</text:p>
        </text:list-item>
        <text:list-item>
          <text:p text:style-name="P27">Sistema de listados y visualización del producto con la interacción del Back-End.</text:p>
        </text:list-item>
      </text:list>
      <text:p text:style-name="P55"><text:bookmark text:name="_mlv6r2qbz25x"/>Segundo Sprint</text:p>
      <text:list xml:id="list2805746761" text:style-name="WWNum6">
        <text:list-item>
          <text:p text:style-name="P18">Diagramas actualizados en caso de algún cambio.</text:p>
        </text:list-item>
        <text:list-item>
          <text:p text:style-name="P29">Sistema de carrito tanto por cookies como por base de datos, verificación de usuarios y alta de los mismos.</text:p>
        </text:list-item>
        <text:list-item>
          <text:p text:style-name="P29">Utilización de JSP Tags personalizadas para el muestreo de productos.</text:p>
        </text:list-item>
        <text:list-item>
          <text:p text:style-name="P29">Sistema de permanencia del usuario a través de la página, inicio y cierre de sesión.</text:p>
        </text:list-item>
        <text:list-item>
          <text:p text:style-name="P29">Creación de procedimientos almacenados y disparadores en el sistema de BBDD.</text:p>
        </text:list-item>
        <text:list-item>
          <text:p text:style-name="P29">Creación de JSP Tag personalizada para la guía de tallas.</text:p>
        </text:list-item>
      </text:list>
      <text:p text:style-name="P56"><text:bookmark text:name="_ixyky1hv0ky0"/>Tercer Sprint</text:p>
      <text:list xml:id="list25811046916425" text:continue-numbering="true" text:style-name="WWNum6">
        <text:list-item>
          <text:p text:style-name="P18">Diagramas actualizados en caso de algún cambio.</text:p>
        </text:list-item>
        <text:list-item>
          <text:p text:style-name="P29">Sistema de tramitación de pedido con descarga de factura en PDF.</text:p>
        </text:list-item>
        <text:list-item>
          <text:p text:style-name="P29">Validación de formularios por parte del cliente.</text:p>
        </text:list-item>
        <text:list-item>
          <text:p text:style-name="P29">Sistema de animaciones para el sitio web.</text:p>
        </text:list-item>
        <text:list-item>
          <text:p text:style-name="P29">Creación de paginación intercambiable a través del cliente.</text:p>
        </text:list-item>
        <text:list-item>
          <text:p text:style-name="P29">Creación de sistema de modificación de usuario y eliminación de cuenta a través de verificación por correo electrónico.</text:p>
        </text:list-item>
      </text:list>
      <text:p text:style-name="P55"><text:bookmark text:name="_s1kzcbvemo8z"/>Cuarto Sprint</text:p>
      <text:list xml:id="list2471662182" text:style-name="WWNum11">
        <text:list-item>
          <text:p text:style-name="P19">Creación de un administrador el cual pueda subir nuevos productos a la página.</text:p>
        </text:list-item>
        <text:list-item>
          <text:p text:style-name="P31">Ejecución del plan de pruebas y arreglos de fallos en el sistema.</text:p>
        </text:list-item>
        <text:list-item>
          <text:p text:style-name="P31">Subida del proyecto completo a Github.</text:p>
        </text:list-item>
        <text:list-item>
          <text:p text:style-name="P31">Actualización final de los los diagramas a su estado final.</text:p>
        </text:list-item>
        <text:list-item>
          <text:p text:style-name="P31">Despliegue de la aplicación y arreglo de fallos en el mismo.</text:p>
        </text:list-item>
      </text:list>
      <text:p text:style-name="P55"><text:bookmark text:name="_n4kxvwizlss7"/>Entrega del proyecto</text:p>
      <text:p text:style-name="P1">Una vez el proyecto sea entregado todas las funcionalidades deberán estar presentes en el proyecto además de una presentación que explique qué es la aplicación, su funcionalidad y a qué público está enfocado además de una pequeña muestra de lo que es capaz dicha aplicación.</text:p>
      <text:p text:style-name="P55"><text:bookmark text:name="_4dylh08oivo8"/></text:p>
      <text:p text:style-name="P50"><text:bookmark text:name="_lzfuys9iosvu"/>Funcionalidades del cliente</text:p>
      <text:list xml:id="list1076563108" text:style-name="WWNum8">
        <text:list-item>
          <text:p text:style-name="P20">Comprobar la integridad de los formularios enviados al servidor para controlar posibles fallos en los campos o en un mal funcionamiento un uso indebido. </text:p>
        </text:list-item>
        <text:list-item>
          <text:p text:style-name="P33">Acciones combinadas con el diseño tales como ocultación de componentes, acciones propias del producto, efecto lupa en los productos, etc…</text:p>
        </text:list-item>
        <text:list-item>
          <text:p text:style-name="P33">Trabajar a la par con el servidor para garantizar el uso satisfactorio de la aplicación.</text:p>
        </text:list-item>
      </text:list>
      <text:p text:style-name="P11"/>
      <text:p text:style-name="P50"><text:bookmark text:name="_9a6ionuwm1bo"/>Medidas de Accesibilidad.</text:p>
      <text:list xml:id="list3391345826" text:style-name="WWNum2">
        <text:list-item>
          <text:p text:style-name="P21">Se crearán medidas para aumentar tanto el tamaño de la fuente como la de otros componentes para ayudar a los usuarios con discapacidades visuales.</text:p>
        </text:list-item>
        <text:list-item>
          <text:p text:style-name="P35">Todos los componentes de la aplicación tendrán su etiqueta ALT para garantizar que los lectores que ayudan a personas con discapacidades visuales sean capaces de orientar al usuario y realizar todas las tareas necesarias.</text:p>
        </text:list-item>
        <text:list-item>
          <text:p text:style-name="P35">La aplicación será lo más intuitiva posible para no desorientar a los usuarios y que no puedan llegar a una situación de frustración o agotamiento.</text:p>
        </text:list-item>
        <text:list-item>
          <text:p text:style-name="P35">La aplicación no será recargada para asegurar un entorno limpio y tranquilo.</text:p>
        </text:list-item>
        <text:list-item>
          <text:p text:style-name="P35">La paleta de colores de la aplicación será de colores cálidos para personas con discapacidades como el daltonismo e incluso se intentará un método para reemplazar dichos colores dependiendo del tipo de daltonismo.</text:p>
        </text:list-item>
        <text:list-item>
          <text:p text:style-name="P35">La navegación con teclado será totalmente posible ya que al realizarse con componentes ordenados hará que el usuario pueda moverse libremente por el entorno de la aplicación.</text:p>
        </text:list-item>
        <text:list-item>
          <text:p text:style-name="P35">Los formularios serán totalmente intuitivos, descriptivos y tendrán un pequeño mensaje de ayuda en el caso de que no se sepa que pide dicho campo.</text:p>
        </text:list-item>
        <text:list-item>
          <text:p text:style-name="P35">Los enlaces estarán con su etiqueta alt y serán fáciles de activar a través de diferentes dispositivos.</text:p>
        </text:list-item>
        <text:list-item>
          <text:p text:style-name="P35">La aplicación tendrá un diseño totalmente Responsive para que se muestre perfectamente en diferentes dispositivos sin importar sus medidas.</text:p>
        </text:list-item>
      </text:list>
      <text:p text:style-name="P11"/>
      <text:p text:style-name="P11"/>
      <text:p text:style-name="P50"><text:bookmark text:name="_uaxbz9dra65q"/>Medidas de Usabilidad</text:p>
      <text:list xml:id="list2211743505" text:style-name="WWNum12">
        <text:list-item>
          <text:p text:style-name="P22">La estructura de la aplicación será lo suficientemente organizada como para tener una jerarquía definida y que ayude al usuario a navegar por ella.</text:p>
        </text:list-item>
        <text:list-item>
          <text:p text:style-name="P37">La tipografía de la página será lo más clara y legible posible para que el usuario pueda navegar fácilmente y además entender todo el contenido mostrado en pantalla.</text:p>
        </text:list-item>
        <text:list-item>
          <text:p text:style-name="P37">El usuario tendrá en todo momento ayuda para saber donde se encuentra, como acceder a otros enlaces, como navegar en la web.</text:p>
        </text:list-item>
        <text:list-item>
          <text:p text:style-name="P37">La aplicación contará con una barra de navegación en la parte superior la cual tendrá todos los enlaces necesarios para navegar por la aplicación además de ser lo más claro posible para que el usuario no se sienta perdido.</text:p>
        </text:list-item>
        <text:list-item>
          <text:p text:style-name="P37">Se revisará durante toda la creación de la aplicación los componentes que sean irrelevantes para dejar la aplicación lo más simple y sintetizada posible para no desorientar al usuario.</text:p>
        </text:list-item>
        <text:list-item>
          <text:p text:style-name="P37">La aplicación contará con un diseño responsive el cual ayudará a trasladar la página mostrada a cualquier dispositivo sin importar sus dimensiones.</text:p>
        </text:list-item>
        <text:list-item>
          <text:p text:style-name="P37">Se utilizarán URLs amigables para que el usuario sepa en qué proceso está en todo momento.</text:p>
        </text:list-item>
        <text:list-item>
          <text:p text:style-name="P37">Las interacciones en la aplicación serán muy importantes con lo que estarán cuidadas y además también se limitarán a las necesidades de los usuarios.</text:p>
        </text:list-item>
        <text:list-item>
          <text:p text:style-name="P37">Se optimizará la aplicación de manera que cumpla los requisitos de Google e intentar incluso llegar a la carga flash al cargar dicha aplicación en menos de 1 segundo.</text:p>
        </text:list-item>
      </text:list>
      <text:p text:style-name="P11"/>
      <text:p text:style-name="P50"><text:bookmark text:name="_cb53qmsaeo9j"/>Medidas SEO o posicionamiento web.</text:p>
      <text:list xml:id="list1089305819" text:style-name="WWNum9">
        <text:list-item>
          <text:p text:style-name="P23">Se utilizarán palabras clave en la aplicación para subir lo máximo posible en ranking web.</text:p>
        </text:list-item>
        <text:list-item>
          <text:p text:style-name="P39">Al ser nuestra aplicación dinámica la cantidad de datos fluctúa lo cual ayudará a que google sepa que el sitio web es actualizado.</text:p>
        </text:list-item>
        <text:list-item>
          <text:p text:style-name="P39">Las URLs serán amigables y optimizadas.</text:p>
        </text:list-item>
        <text:list-item>
          <text:p text:style-name="P39">Tanto los títulos como las descripciones serán cuidados para cumplir los estándares de SEO ofrecidos por Google.</text:p>
        </text:list-item>
        <text:list-item>
          <text:p text:style-name="P39">Se cumplirá adecuadamente la estructura de encabezados para garantizar y cumplir los estándares de Google.</text:p>
        </text:list-item>
        <text:list-item>
          <text:p text:style-name="P39">Se buscarán enlaces rotos en el que caso de que éstos estuvieran presentes en el sitio web.</text:p>
        </text:list-item>
        <text:list-item>
          <text:p text:style-name="P39">Las imágenes estarán optimizadas de tal manera que tengan un menor tamaño, una descripción y un título para cumplir los estándares.</text:p>
        </text:list-item>
        <text:list-item>
          <text:p text:style-name="P39">Diseño totalmente responsive para aumentar el número de posibles visitas a la aplicación web.</text:p>
        </text:list-item>
        <text:list-item>
          <text:p text:style-name="P39">Se cuidarán los tiempos de carga lo máximo posible para garantizar que el usuario como el sistema de búsqueda de google pueda aumentar el ranking web.</text:p>
        </text:list-item>
      </text:list>
      <text:p text:style-name="P11"/>
      <text:p text:style-name="P11"/>
      <text:p text:style-name="P50"><text:bookmark text:name="_cht2787m41qm"/>Plan de pruebas</text:p>
      <text:p text:style-name="P1">Para el plan de pruebas se intentarán ejecutar todos los posibles errores en la página web para poder controlarlos y que el usuario no tenga noticias de que algo ha podido salir 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s"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s"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e01b84"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e01b84"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e01b84"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padding="0in" fo:border="none"/>
    </style:style>
    <style:style style:name="MP2" style:family="paragraph" style:parent-style-name="Standard">
      <style:paragraph-properties fo:margin-top="0.139in" fo:margin-bottom="0in" loext:contextual-spacing="false" fo:line-height="100%" fo:padding="0in" fo:border="none"/>
      <style:text-properties fo:font-size="10pt" style:font-size-asian="10pt" style:font-size-complex="10pt"/>
    </style:style>
    <style:style style:name="MP3" style:family="paragraph" style:parent-style-name="Standard">
      <style:paragraph-properties fo:line-height="100%" fo:padding="0in" fo:border="none"/>
      <style:text-properties fo:font-size="10pt" style:font-size-asian="10pt" style:font-size-complex="10pt"/>
    </style:style>
    <style:style style:name="MP4" style:family="paragraph" style:parent-style-name="Standard">
      <style:paragraph-properties fo:text-align="end" style:justify-single-word="false" fo:padding="0in" fo:border="none"/>
    </style:style>
    <style:style style:name="MP5" style:family="paragraph" style:parent-style-name="Standard">
      <style:paragraph-properties fo:margin-left="-1in" fo:margin-right="0in" fo:line-height="100%" fo:text-indent="0in" style:auto-text-indent="false"/>
      <style:text-properties fo:font-size="10pt" style:font-size-asian="10pt" style:font-size-complex="10pt"/>
    </style:style>
    <style:style style:name="MP6" style:family="paragraph" style:parent-style-name="Standard">
      <style:paragraph-properties fo:margin-left="-0.0102in" fo:margin-right="0in" fo:line-height="100%" fo:text-indent="0in" style:auto-text-indent="false" fo:padding="0in" fo:border="none"/>
      <style:text-properties fo:font-size="10pt" style:font-size-asian="10pt" style:font-size-complex="10pt"/>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13</text:page-number><text:span text:style-name="MT1"><text:s/></text:span><draw:frame draw:style-name="Mfr1" draw:name="image1.png" text:anchor-type="char" svg:x="6.2602in" svg:y="-0.0728in" svg:width="1.25in" svg:height="1.25in" draw:z-index="24"><draw:image xlink:href="Pictures/100002010000012C0000012C614C1C5AFC085C0A.png" xlink:type="simple" xlink:show="embed" xlink:actuate="onLoad" loext:mime-type="image/png"/><svg:desc>gráfico de la esquina </svg:desc></draw:frame></text:p>
      </style:header>
      <style:footer>
        <text:p text:style-name="MP2"><draw:frame draw:style-name="Mfr2" draw:name="image4.png" text:anchor-type="char" svg:x="-1.0209in" svg:y="0.1146in" svg:width="8.5311in" svg:height="1.1654in" draw:z-index="11"><draw:image xlink:href="Pictures/10000201000007ED000001174B6685566554BEA5.png" xlink:type="simple" xlink:show="embed" xlink:actuate="onLoad" loext:mime-type="image/png"/><svg:desc>gráfico del pie de página</svg:desc></draw:frame></text:p>
        <text:p text:style-name="MP3"/>
      </style:footer>
    </style:master-page>
    <style:master-page style:name="First_20_Page" style:display-name="First Page" style:page-layout-name="Mpm1" style:next-style-name="Standard">
      <style:header>
        <text:p text:style-name="MP4"><draw:frame draw:style-name="Mfr1" draw:name="image2.png" text:anchor-type="char" svg:x="5.0102in" svg:y="-0.0728in" svg:width="2.4953in" svg:height="2.4953in" draw:z-index="25"><draw:image xlink:href="Pictures/100002010000032000000320ECC818814749F57D.png" xlink:type="simple" xlink:show="embed" xlink:actuate="onLoad" loext:mime-type="image/png"/><svg:desc>gráfico de la esquina </svg:desc></draw:frame></text:p>
      </style:header>
      <style:footer>
        <text:p text:style-name="MP5"><draw:frame draw:style-name="Mfr2" draw:name="image3.png" text:anchor-type="char" svg:x="-1.0102in" svg:y="0.1161in" svg:width="8.5209in" svg:height="1.1654in" draw:z-index="12"><draw:image xlink:href="Pictures/10000201000007ED000001174B6685566554BEA5.png" xlink:type="simple" xlink:show="embed" xlink:actuate="onLoad" loext:mime-type="image/png"/><svg:desc>gráfico del pie de página</svg:desc></draw:frame></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3" meta:paragraph-count="126" meta:word-count="1837" meta:character-count="10892" meta:non-whitespace-character-count="9249"/>
    <meta:generator>LibreOfficeDev/6.0.5.2$Linux_X86_64 LibreOffice_project/</meta:generator>
  </office:meta>
</office:document-meta>
</file>